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nsignedShortImpl.XmlUnsignedShor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signedShortImpl.XmlUnsignedShort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